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18cm"/>
    </style:style>
    <style:style style:name="co2" style:family="table-column">
      <style:table-column-properties fo:break-before="auto" style:column-width="0.933cm"/>
    </style:style>
    <style:style style:name="co3" style:family="table-column">
      <style:table-column-properties fo:break-before="auto" style:column-width="2.078cm"/>
    </style:style>
    <style:style style:name="co4" style:family="table-column">
      <style:table-column-properties fo:break-before="auto" style:column-width="1.984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erso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mettre carré surface habitable</text:p>
          </table:table-cell>
          <table:table-cell office:value-type="string" calcext:value-type="string">
            <text:p>ville</text:p>
          </table:table-cell>
          <table:table-cell office:value-type="string" calcext:value-type="string">
            <text:p>prix_mettre</text:p>
          </table:table-cell>
          <table:table-cell office:value-type="string" calcext:value-type="string">
            <text:p>variation</text:p>
          </table:table-cell>
          <table:table-cell office:value-type="string" calcext:value-type="string">
            <text:p>prix_location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20500" calcext:value-type="float">
            <text:p>20500</text:p>
          </table:table-cell>
          <table:table-cell table:number-columns-repeated="2"/>
          <table:table-cell office:value-type="string" calcext:value-type="string">
            <text:p>Ndjamena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8000" calcext:value-type="float">
            <text:p>28000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4600" calcext:value-type="float">
            <text:p>24600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47300" calcext:value-type="float">
            <text:p>4730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20500" calcext:value-type="float">
            <text:p>20500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8600" calcext:value-type="float">
            <text:p>2860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4600" calcext:value-type="float">
            <text:p>24600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8000" calcext:value-type="float">
            <text:p>1800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6300" calcext:value-type="float">
            <text:p>630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4300" calcext:value-type="float">
            <text:p>4300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47300" calcext:value-type="float">
            <text:p>47300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3600" calcext:value-type="float">
            <text:p>23600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0400" calcext:value-type="float">
            <text:p>20400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vile 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abeche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formula="of:=IF([.H26]=&quot;abeche&quot;;3;1)" office:value-type="string" office:string-value="" calcext:value-type="error">
            <text:p>Err :522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moundou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abeche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ndjamena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6300" calcext:value-type="float">
            <text:p>63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abeche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11T12:19:55.244762233</dc:date>
    <meta:editing-duration>PT8M7S</meta:editing-duration>
    <meta:editing-cycles>1</meta:editing-cycles>
    <meta:document-statistic meta:table-count="1" meta:cell-count="128" meta:object-count="0"/>
    <meta:generator>LibreOffice/6.4.7.2$Linux_X86_64 LibreOffice_project/40$Build-2</meta:generator>
  </office:meta>
</office:document-meta>
</file>